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locityViewFilter.doFilter( ServletRequest request , ServletResponse response , FilterChain cha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elocityViewFilte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locityViewFilter.getVelocityVie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locityViewFilter.getContex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ViewFilter.findInitParameter(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locityViewFilter.getFilte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ViewFilter.createContext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ViewFilter.init( Filter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